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master-page-name="Standard">
      <style:paragraph-properties fo:margin-top="0in" fo:margin-bottom="0in" loext:contextual-spacing="false" style:page-number="1"/>
    </style:style>
    <style:style style:name="P2" style:family="paragraph" style:parent-style-name="Standard">
      <style:paragraph-properties fo:margin-top="0in" fo:margin-bottom="0in" loext:contextual-spacing="false"/>
    </style:style>
    <style:style style:name="P3" style:family="paragraph" style:parent-style-name="Standard">
      <style:paragraph-properties fo:margin-top="0in" fo:margin-bottom="0in" loext:contextual-spacing="false"/>
    </style:style>
    <style:style style:name="P4" style:family="paragraph" style:parent-style-name="Standard">
      <style:paragraph-properties fo:margin-top="0in" fo:margin-bottom="0in" loext:contextual-spacing="false"/>
      <style:text-properties fo:font-style="italic" style:font-style-asian="italic"/>
    </style:style>
    <style:style style:name="P5" style:family="paragraph" style:parent-style-name="Standard" style:master-page-name="Standard">
      <style:paragraph-properties fo:margin-top="0in" fo:margin-bottom="0in" loext:contextual-spacing="false" style:page-number="1"/>
    </style:style>
    <style:style style:name="T1" style:family="text">
      <style:text-properties fo:font-size="10.5pt" style:font-size-asian="10.5pt" style:font-size-complex="10.5pt" fo:background-color="#ffffff"/>
    </style:style>
    <style:style style:name="T2" style:family="text">
      <style:text-properties fo:color="#111111" fo:font-size="10.5pt" style:font-size-asian="10.5pt" style:font-size-complex="10.5pt" fo:background-color="#ffffff"/>
    </style:style>
    <style:style style:name="T3" style:family="text">
      <style:text-properties fo:font-style="italic" style:font-style-asian="italic"/>
    </style:style>
    <style:style style:name="T4" style:family="text">
      <style:text-properties fo:color="#1155cc" fo:font-style="italic" style:text-underline-style="solid" style:text-underline-width="auto" style:text-underline-color="font-color" style:font-style-asian="italic"/>
    </style:style>
  </office:automatic-styles>
  <office:body>
    <office:text>
      <text:tracked-changes text:track-changes="false">
        <text:changed-region xml:id="ct63397184" text:id="ct63397184">
          <text:insertion>
            <office:change-info>
              <dc:creator>Gandzia Gandzia</dc:creator>
              <dc:date>2017-10-16T19:02:57</dc:date>
            </office:change-info>
          </text:insertion>
        </text:changed-region>
        <text:changed-region xml:id="ct63398992" text:id="ct63398992">
          <text:insertion>
            <office:change-info>
              <dc:creator>Jakub Lisiecki</dc:creator>
              <dc:date>2017-10-20T01:17:27</dc:date>
            </office:change-info>
          </text:insertion>
        </text:changed-region>
        <text:changed-region xml:id="ct63399856" text:id="ct63399856">
          <text:deletion>
            <office:change-info>
              <dc:creator>Jakub Lisiecki</dc:creator>
              <dc:date>2017-10-20T01:17:27</dc:date>
            </office:change-info>
            <text:p text:style-name="P1">zbyt dużo</text:p>
          </text:deletion>
        </text:changed-region>
        <text:changed-region xml:id="ct63596624" text:id="ct63596624">
          <text:insertion>
            <office:change-info>
              <dc:creator>Gandzia Gandzia</dc:creator>
              <dc:date>2017-10-16T19:04:33</dc:date>
            </office:change-info>
          </text:insertion>
        </text:changed-region>
        <text:changed-region xml:id="ct63596272" text:id="ct63596272">
          <text:deletion>
            <office:change-info>
              <dc:creator>Gandzia Gandzia</dc:creator>
              <dc:date>2017-10-16T19:04:33</dc:date>
            </office:change-info>
            <text:p text:style-name="P2"><text:s/>w chaos</text:p>
          </text:deletion>
        </text:changed-region>
        <text:changed-region xml:id="ct63599616" text:id="ct63599616">
          <text:insertion>
            <office:change-info>
              <dc:creator>Gandzia Gandzia</dc:creator>
              <dc:date>2017-10-16T19:05:07</dc:date>
            </office:change-info>
          </text:insertion>
        </text:changed-region>
        <text:changed-region xml:id="ct63599392" text:id="ct63599392">
          <text:deletion>
            <office:change-info>
              <dc:creator>Gandzia Gandzia</dc:creator>
              <dc:date>2017-10-16T19:05:07</dc:date>
            </office:change-info>
            <text:p text:style-name="P2"><text:s/>z mojej perspektywy</text:p>
          </text:deletion>
        </text:changed-region>
        <text:changed-region xml:id="ct63604304" text:id="ct63604304">
          <text:insertion>
            <office:change-info>
              <dc:creator>Jakub Lisiecki</dc:creator>
              <dc:date>2017-10-20T01:18:50</dc:date>
            </office:change-info>
          </text:insertion>
        </text:changed-region>
        <text:changed-region xml:id="ct63608352" text:id="ct63608352">
          <text:deletion>
            <office:change-info>
              <dc:creator>Jakub Lisiecki</dc:creator>
              <dc:date>2017-10-20T01:18:50</dc:date>
            </office:change-info>
            <text:p text:style-name="P2">, z</text:p>
          </text:deletion>
        </text:changed-region>
        <text:changed-region xml:id="ct63611104" text:id="ct63611104">
          <text:insertion>
            <office:change-info>
              <dc:creator>Gandzia Gandzia</dc:creator>
              <dc:date>2017-10-16T19:06:07</dc:date>
            </office:change-info>
          </text:insertion>
        </text:changed-region>
        <text:changed-region xml:id="ct63610880" text:id="ct63610880">
          <text:insertion>
            <office:change-info>
              <dc:creator>Gandzia Gandzia</dc:creator>
              <dc:date>2017-10-16T19:06:04</dc:date>
            </office:change-info>
          </text:insertion>
        </text:changed-region>
        <text:changed-region xml:id="ct63613056" text:id="ct63613056">
          <text:deletion>
            <office:change-info>
              <dc:creator>Gandzia Gandzia</dc:creator>
              <dc:date>2017-10-16T19:06:04</dc:date>
            </office:change-info>
            <text:p text:style-name="P2">P</text:p>
          </text:deletion>
        </text:changed-region>
        <text:changed-region xml:id="ct63614496" text:id="ct63614496">
          <text:deletion>
            <office:change-info>
              <dc:creator>Gandzia Gandzia</dc:creator>
              <dc:date>2017-10-16T19:06:07</dc:date>
            </office:change-info>
            <text:p text:style-name="P2">, swoim charakterem i podejściem do podwładnych</text:p>
          </text:deletion>
        </text:changed-region>
        <text:changed-region xml:id="ct63602224" text:id="ct63602224">
          <text:insertion>
            <office:change-info>
              <dc:creator>Gandzia Gandzia</dc:creator>
              <dc:date>2017-10-16T19:06:29</dc:date>
            </office:change-info>
          </text:insertion>
        </text:changed-region>
        <text:changed-region xml:id="ct63595072" text:id="ct63595072">
          <text:deletion>
            <office:change-info>
              <dc:creator>Gandzia Gandzia</dc:creator>
              <dc:date>2017-10-16T19:06:29</dc:date>
            </office:change-info>
            <text:p text:style-name="P2">R</text:p>
          </text:deletion>
        </text:changed-region>
        <text:changed-region xml:id="ct63619952" text:id="ct63619952">
          <text:insertion>
            <office:change-info>
              <dc:creator>Gandzia Gandzia</dc:creator>
              <dc:date>2017-10-16T19:06:29</dc:date>
            </office:change-info>
          </text:insertion>
        </text:changed-region>
        <text:changed-region xml:id="ct63621664" text:id="ct63621664">
          <text:deletion>
            <office:change-info>
              <dc:creator>Gandzia Gandzia</dc:creator>
              <dc:date>2017-10-16T19:06:29</dc:date>
            </office:change-info>
            <text:p text:style-name="P2">w porównaniu z nią </text:p>
          </text:deletion>
        </text:changed-region>
        <text:changed-region xml:id="ct63624992" text:id="ct63624992">
          <text:insertion>
            <office:change-info>
              <dc:creator>Gandzia Gandzia</dc:creator>
              <dc:date>2017-10-16T19:06:57</dc:date>
            </office:change-info>
          </text:insertion>
        </text:changed-region>
        <text:changed-region xml:id="ct63628032" text:id="ct63628032">
          <text:deletion>
            <office:change-info>
              <dc:creator>Gandzia Gandzia</dc:creator>
              <dc:date>2017-10-16T19:06:57</dc:date>
            </office:change-info>
            <text:p text:style-name="P2">wczuć</text:p>
          </text:deletion>
        </text:changed-region>
        <text:changed-region xml:id="ct63629408" text:id="ct63629408">
          <text:insertion>
            <office:change-info>
              <dc:creator>Jakub Lisiecki</dc:creator>
              <dc:date>2017-10-20T01:19:42</dc:date>
            </office:change-info>
          </text:insertion>
        </text:changed-region>
        <text:changed-region xml:id="ct63631360" text:id="ct63631360">
          <text:insertion>
            <office:change-info>
              <dc:creator>Gandzia Gandzia</dc:creator>
              <dc:date>2017-10-16T19:07:48</dc:date>
            </office:change-info>
          </text:insertion>
        </text:changed-region>
        <text:changed-region xml:id="ct63632608" text:id="ct63632608">
          <text:deletion>
            <office:change-info>
              <dc:creator>Gandzia Gandzia</dc:creator>
              <dc:date>2017-10-16T19:07:48</dc:date>
            </office:change-info>
            <text:p text:style-name="P2">Najgorzej na tym zabiegu </text:p>
          </text:deletion>
        </text:changed-region>
        <text:changed-region xml:id="ct63634784" text:id="ct63634784">
          <text:insertion>
            <office:change-info>
              <dc:creator>Jakub Lisiecki</dc:creator>
              <dc:date>2017-10-20T01:19:52</dc:date>
            </office:change-info>
          </text:insertion>
        </text:changed-region>
        <text:changed-region xml:id="ct63635584" text:id="ct63635584">
          <text:deletion>
            <office:change-info>
              <dc:creator>Jakub Lisiecki</dc:creator>
              <dc:date>2017-10-20T01:19:52</dc:date>
            </office:change-info>
            <text:p text:style-name="P2">m</text:p>
          </text:deletion>
        </text:changed-region>
        <text:changed-region xml:id="ct63637424" text:id="ct63637424">
          <text:insertion>
            <office:change-info>
              <dc:creator>Jakub Lisiecki</dc:creator>
              <dc:date>2017-10-20T01:20:20</dc:date>
            </office:change-info>
          </text:insertion>
        </text:changed-region>
        <text:changed-region xml:id="ct63637200" text:id="ct63637200">
          <text:deletion>
            <office:change-info>
              <dc:creator>Jakub Lisiecki</dc:creator>
              <dc:date>2017-10-20T01:20:22</dc:date>
            </office:change-info>
            <text:p text:style-name="P2"><text:s/>aż tak,</text:p>
          </text:deletion>
        </text:changed-region>
        <text:changed-region xml:id="ct63622704" text:id="ct63622704">
          <text:insertion>
            <office:change-info>
              <dc:creator>Gandzia Gandzia</dc:creator>
              <dc:date>2017-10-16T19:08:49</dc:date>
            </office:change-info>
          </text:insertion>
        </text:changed-region>
        <text:changed-region xml:id="ct63617664" text:id="ct63617664">
          <text:deletion>
            <office:change-info>
              <dc:creator>Gandzia Gandzia</dc:creator>
              <dc:date>2017-10-16T19:08:49</dc:date>
            </office:change-info>
            <text:p text:style-name="P2">miałam</text:p>
          </text:deletion>
        </text:changed-region>
        <text:changed-region xml:id="ct63647440" text:id="ct63647440">
          <text:deletion>
            <office:change-info>
              <dc:creator>Gandzia Gandzia</dc:creator>
              <dc:date>2017-10-16T19:09:07</dc:date>
            </office:change-info>
            <text:p text:style-name="P2"><text:s/>chórki</text:p>
          </text:deletion>
        </text:changed-region>
        <text:changed-region xml:id="ct63623888" text:id="ct63623888">
          <text:insertion>
            <office:change-info>
              <dc:creator>Gandzia Gandzia</dc:creator>
              <dc:date>2017-10-16T19:09:16</dc:date>
            </office:change-info>
          </text:insertion>
        </text:changed-region>
        <text:changed-region xml:id="ct63649392" text:id="ct63649392">
          <text:deletion>
            <office:change-info>
              <dc:creator>Gandzia Gandzia</dc:creator>
              <dc:date>2017-10-16T19:09:16</dc:date>
            </office:change-info>
            <text:p text:style-name="P2">o</text:p>
          </text:deletion>
        </text:changed-region>
        <text:changed-region xml:id="ct63620240" text:id="ct63620240">
          <text:insertion>
            <office:change-info>
              <dc:creator>Gandzia Gandzia</dc:creator>
              <dc:date>2017-10-16T19:10:04</dc:date>
            </office:change-info>
          </text:insertion>
        </text:changed-region>
        <text:changed-region xml:id="ct63656480" text:id="ct63656480">
          <text:deletion>
            <office:change-info>
              <dc:creator>Gandzia Gandzia</dc:creator>
              <dc:date>2017-10-16T19:10:04</dc:date>
            </office:change-info>
            <text:p text:style-name="P2">a</text:p>
          </text:deletion>
        </text:changed-region>
        <text:changed-region xml:id="ct63657856" text:id="ct63657856">
          <text:insertion>
            <office:change-info>
              <dc:creator>Gandzia Gandzia</dc:creator>
              <dc:date>2017-10-16T19:10:09</dc:date>
            </office:change-info>
          </text:insertion>
        </text:changed-region>
        <text:changed-region xml:id="ct63658656" text:id="ct63658656">
          <text:deletion>
            <office:change-info>
              <dc:creator>Gandzia Gandzia</dc:creator>
              <dc:date>2017-10-16T19:10:09</dc:date>
            </office:change-info>
            <text:p text:style-name="P2">na być kucykowa przyśpiewka</text:p>
          </text:deletion>
        </text:changed-region>
        <text:changed-region xml:id="ct63661952" text:id="ct63661952">
          <text:insertion>
            <office:change-info>
              <dc:creator>Jakub Lisiecki</dc:creator>
              <dc:date>2017-10-20T01:22:09</dc:date>
            </office:change-info>
          </text:insertion>
        </text:changed-region>
        <text:changed-region xml:id="ct63667840" text:id="ct63667840">
          <text:deletion>
            <office:change-info>
              <dc:creator>Jakub Lisiecki</dc:creator>
              <dc:date>2017-10-20T01:22:09</dc:date>
            </office:change-info>
            <text:p text:style-name="P2"><text:s/>z faktu</text:p>
          </text:deletion>
        </text:changed-region>
        <text:changed-region xml:id="ct63669248" text:id="ct63669248">
          <text:insertion>
            <office:change-info>
              <dc:creator>Jakub Lisiecki</dc:creator>
              <dc:date>2017-10-20T01:22:14</dc:date>
            </office:change-info>
          </text:insertion>
        </text:changed-region>
        <text:changed-region xml:id="ct63670112" text:id="ct63670112">
          <text:deletion>
            <office:change-info>
              <dc:creator>Jakub Lisiecki</dc:creator>
              <dc:date>2017-10-20T01:22:14</dc:date>
            </office:change-info>
            <text:p text:style-name="P2">ci</text:p>
          </text:deletion>
        </text:changed-region>
        <text:changed-region xml:id="ct63671488" text:id="ct63671488">
          <text:insertion>
            <office:change-info>
              <dc:creator>Jakub Lisiecki</dc:creator>
              <dc:date>2017-10-20T01:22:20</dc:date>
            </office:change-info>
          </text:insertion>
        </text:changed-region>
        <text:changed-region xml:id="ct63672864" text:id="ct63672864">
          <text:insertion>
            <office:change-info>
              <dc:creator>Gandzia Gandzia</dc:creator>
              <dc:date>2017-10-16T19:10:59</dc:date>
            </office:change-info>
          </text:insertion>
        </text:changed-region>
        <text:changed-region xml:id="ct63674240" text:id="ct63674240">
          <text:deletion>
            <office:change-info>
              <dc:creator>Gandzia Gandzia</dc:creator>
              <dc:date>2017-10-16T19:11:02</dc:date>
            </office:change-info>
            <text:p text:style-name="P2">,</text:p>
          </text:deletion>
        </text:changed-region>
        <text:changed-region xml:id="ct63675616" text:id="ct63675616">
          <text:insertion>
            <office:change-info>
              <dc:creator>Jakub Lisiecki</dc:creator>
              <dc:date>2017-10-20T01:22:37</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 tym miesiącu odbyła się premiera pierwszego pełnometrażowego filmu o kolorowych kopytnych z G4. Po usłyszeniu o planach stworzenia My Little Pony: The Movie byłam naprawdę podekscytowana. W końcu miał to być film z postaciami, z którymi zdążyłam się już zżyć i naprawdę cieszyłam się, że będę mogła zobaczyć je na dużym ekranie. Miałam nawet nadzieję, że uda mi się wyciągnąć do kina przyjaciół. Czas mijał, a mój entuzjazm opadał. Gdy do sieci wypłynęły informacje o nowych postaciach, które miały pojawić się w filmie, moje nastawienie zmieniło się trochę. Bałam się, że pojawienie <text:change-start text:change-id="ct63397184"/>się <text:change-end text:change-id="ct63397184"/>nowych ras <text:change-start text:change-id="ct63398992"/>za bardzo<text:change-end text:change-id="ct63398992"/><text:change text:change-id="ct63399856"/> namiesza w fabule, przez co stanie się zbyt chaotyczna. Po pojawieniu się oficjalnych trailerów chęć wyprawy na film spadła dość mocno. Ostatecznie, mimo wszystko, ciekawość po usłyszeniu oficjalnych piosenek wzięła górę i obejrzałam ten film z przyjacielem.</text:p>
      <text:p text:style-name="P2"/>
      <text:p text:style-name="P2">Początek filmu był typowy dla historii z serialu. Twilight stojąca przed wyzwaniem dla księżniczki, która musi udźwignąć ciężar zorganizowania festiwalu celebrującego przyjaźń. Czyli to, w czym Twilight w teorii jest specjalistką. Jak zdążyliśmy zauważyć już w zapowiedziach, przygotowania rujnuje pojawienie się wielkiego sterowca z wyznawcami Storm Kinga wewnątrz. (Na początku myślałam, że to statek kosmiczny, może to przez ten efekt 3D). To wydarzenie wprowadza<text:change-start text:change-id="ct63596624"/> chaos w<text:change-end text:change-id="ct63596624"/> Canterlot<text:change text:change-id="ct63596272"/> i popycha główne bohaterki ku kolejnej wielkiej przygodzie. Jak zwykle same muszą zrobić wszystko, by uratować Equestrię, to chyba już ich druga praca. Podczas wędrówki spotykają wiele nowych postaci i nawiązują szybkie, nowe przyjaźnie. Te ostatecznie doprowadzają do wydarzeń pozytywnych, jak się można domyślić, dla losów krainy kolorowych kucyków. Tak w skrócie<text:change-start text:change-id="ct63599616"/> z mojej perspektywy<text:change-end text:change-id="ct63599616"/> przedstawia się fabuła tego filmu<text:change text:change-id="ct63599392"/>. </text:p>
      <text:p text:style-name="P2"/>
      <text:p text:style-name="P2">Jeśli chodzi o złożoność wątków, miałam wrażenie, że są trochę zbyt spłycone. Brakowało mi tła dla tak licznych nowych osobników zamieszkujących Equestrię i okolicę. Do tego w miejscu, gdzie to tło zostało dodane, stwierdziłam, że lepiej, by go tam wcale nie było. Mówię tu o historii jednej z głównych antagonistek, która zepsuła mi jej otoczkę i postrzeganie. Naprawdę zdążyłam polubić Tempest (<text:span text:style-name="T1">Emily Blunt</text:span>) podczas trwania filmu i trochę się w pewnym momencie zawiodłam. Jak to się mówi, kobieta zmienną jest. Tempest Shadow od swojego pojawienia zdobyła moje uznanie, bo jako jedna z nielicznych wykazała się trzeźwym myśleniem<text:change-start text:change-id="ct63604304"/> oraz<text:change-end text:change-id="ct63604304"/><text:change text:change-id="ct63608352"/> nutką dystansu i znudzenia w głosie. Wydawała się być ponad to i nie przyjmowała, że coś może pójść nie po jej myśli.<text:change-start text:change-id="ct63611104"/> Swoim charakterem i podejściem do podwładnych<text:change-end text:change-id="ct63611104"/> <text:change-start text:change-id="ct63610880"/>p<text:change-end text:change-id="ct63610880"/><text:change text:change-id="ct63613056"/>rzypominała mi odrobinę Skazę, głównego antagonistę z “Króla lwa”<text:change text:change-id="ct63614496"/>. <text:line-break/><text:change-start text:change-id="ct63602224"/>W porównaniu do niej <text:change-end text:change-id="ct63602224"/><text:change text:change-id="ct63595072"/><text:change-start text:change-id="ct63619952"/>r<text:change-end text:change-id="ct63619952"/>eszta nowych postaci <text:change text:change-id="ct63621664"/>wydała mi się albo ciut zbyt przerysowana, jak w wypadku księżniczki <text:span text:style-name="T1">Skystar (Kristin Chenoweth), albo zbyt mało osadzona w świecie. Brakowało mi informacji o ich historii, która trwałaby dłużej niż dwa zdania.</text:span><text:line-break/>Wracając do fabuły, akcja filmu w moim odczuciu biegła zbyt szybko. W krótkim czasie ściśnięto sporo wątków, przez co trudno było się na nich skupić. To wytworzyło niedomówienia, które przeszkadzały mi <text:change-start text:change-id="ct63624992"/>we wczuciu<text:change-end text:change-id="ct63624992"/><text:change text:change-id="ct63628032"/> się w klimat danych scen. Przebieg wydarzeń wydawał się sunąć po jak najprostszej linii, czasami nawet zbyt prostej. Ten fakt mógłby przeszkadzać bardziej, gdyby film był od początku dedykowany dla publiki “nieco starszej”. Osobiście myślę, że jest to raczej bajka stworzona dla dzieci, choć nie wiem, jaka jest oficjalna opinia. Dla milusińskich taka forma wydarzeń wydaje się przyjazna, bo dzieje się wiele i nie wymaga<text:change-start text:change-id="ct63629408"/> to<text:change-end text:change-id="ct63629408"/> głębszego zastanowienia, by zrozumieć daną sytuację. <text:s/>Wydarzenia są barwne i wyostrzone, co powinno przypaść do gustu najmłodszym fanom kucyków.</text:p>
      <text:p text:style-name="P2"/>
      <text:p text:style-name="P2"/>
      <text:p text:style-name="P2">Na początku trudno mi się było przyzwyczaić do nowego stylu animacji, kucyki wydawały się bardziej pucułowate i cukierkowe. Po jakimś czasie przywykłam do tego i nawet stwierdziłam, że magia w tym wydaniu wygląda o wiele korzystniej niż w serialu. <text:change-start text:change-id="ct63631360"/>Na tym zabiegu najgorzej<text:change-end text:change-id="ct63631360"/><text:change text:change-id="ct63632608"/>z całej <text:change-start text:change-id="ct63634784"/>M<text:change-end text:change-id="ct63634784"/><text:change text:change-id="ct63635584"/>ane 6 wyszła Fluttershy, która nie wyglądała już tak uroczo przez ciut zbyt odstający pyszczek na ujęciach z profilu. Kucyki mają jeszcze większe oczy i jeszcze mniejsze pyszczki niż zwykle, na co mogłabym narzekać, gdybym sama ich tak czasem nie rysowała. Przez zabieg dodania ciemniejszego koloru tęczówki w miejscu źrenicy czasem miałam wrażenie, że niektóre kucyki mają problemy ze wzrokiem, ale nie przeszkadzało mi to, momentami wyglądało nawet ładnie. Generalnie efekty graficzne były inne od serialowych, ale to nie znaczy, że były złe. Ciekawie było oglądać płynne przejścia podczas obracania głowy kucyka. Czymś, co nie do końca wyszło i nie przypadło mi<text:change-start text:change-id="ct63637424"/> aż tak<text:change-end text:change-id="ct63637424"/> do gustu<text:change text:change-id="ct63637200"/> były efekty 3D podczas animowania pojazdów lub budowli. Czasem zbyt mocno odbiegały od całości, co pogłębiało efekt sztuczności. <text:line-break/></text:p>
      <text:p text:style-name="P2">Jednym z mocniejszych punktów tego filmu były piosenki. W ostatnim sezonie poziom kucykowych pieśni w moim odczuciu nieco osłabł i miło było usłyszeć powrót do epickich wesołych piosenek w lekko musicalowym stylu. Styl muzyki był zróżnicowany i naprawdę <text:change-start text:change-id="ct63622704"/>czułam<text:change-end text:change-id="ct63622704"/><text:change text:change-id="ct63617664"/> przyjemność, słuchając ich zarówno przed, w trakcie, jak i po filmie. Moje serce szczególnie skradła piosenka Tempest Shadow “Open up your eyes”, gdzie <text:span text:style-name="T1">Emily Blunt</text:span> wykazała się świetnym warsztatem głosowym i porwała mnie swoją barwą, intonacją i dykcją. Do tego<text:change text:change-id="ct63647440"/> dobrze dograne chórki i emocjonująca muzyka z dreszczykiem, po prostu miód na moje uszy. T<text:change-start text:change-id="ct63623888"/>ym,<text:change-end text:change-id="ct63623888"/><text:change text:change-id="ct63649392"/> co nieco popsuło mi odczuwanie tej piosenki podczas oglądania, było tło robione w stylu chibi i sama historia, jaką przedstawiała…. Drugą piosenkę, która wbiła mi się do głowy tak, że nuciłam ją nawet w tramwaju, był duet RD (<text:span text:style-name="T1">Ashleigh Ball</text:span>) z kapitan <text:span text:style-name="T1">Celaeno</text:span> (<text:span text:style-name="T1">Zoe Saldana</text:span>) w piosence “Time to be awesome”. Utwór był żywy, chwytliwy i melodyjny, czyli taki, jak<text:change-start text:change-id="ct63620240"/>i<text:change-end text:change-id="ct63620240"/><text:change text:change-id="ct63656480"/> powin<text:change-start text:change-id="ct63657856"/>ien być<text:change-end text:change-id="ct63657856"/><text:change text:change-id="ct63658656"/>. <text:s/>Podobał mi się też kawałek <text:span text:style-name="T1">Cappera</text:span><text:span text:style-name="T2"> (Taye Diggs)</text:span>. Choć zamysł jego postaci był oklepany i charakter kawałka trącił typowym cwaniaczkiem z bajki, to naprawdę podobał mi się jego głos i rytm samej piosenki, który podrywa do tańca. <text:line-break/><text:line-break/>Podsumowując, film moim zdaniem nie był bardzo, bardzo zły, ale nie był też dobry. Nie czułam się oczarowana, po obejrzeniu przez bite dwie godziny męczyłam mojego współlokatora teoriami i możliwościami alternatywnych biegów wydarzeń. Musiałam wyrzucić z siebie frustrację, która nazbierała się w trakcie ciągu wydarzeń oraz<text:change-start text:change-id="ct63661952"/> przez<text:change-end text:change-id="ct63661952"/><text:change text:change-id="ct63667840"/> nieobecnoś<text:change-start text:change-id="ct63669248"/>ć<text:change-end text:change-id="ct63669248"/><text:change text:change-id="ct63670112"/> pewnego kucyka, którego bardzo lubię... Generalnie po obejrzeniu filmu byłam ciutek zirytowana, choć przed obejrzeniem nie nastawia<text:change-start text:change-id="ct63671488"/>ła<text:change-end text:change-id="ct63671488"/>m się raczej na nic porywającego i chciałam obejrzeć to dla czystego funu. Po <text:change-start text:change-id="ct63672864"/>jakimś <text:change-end text:change-id="ct63672864"/>czasie i ochłonięciu<text:change text:change-id="ct63674240"/> spróbowałam spojrzeć na film z innej strony. Jak na film dla młodszej publiczności był nawet dobry i zapewne przy następnym spotkaniu z moimi siostrzenicami z chęcią go z nimi obejrzę. Fabuła zawierała nawet całkiem trudną naukę i pokazała, że z każdego błędu można coś wyciągnąć, by stać się kimś lepszym, a prawdziwi przyjaciele będą w stanie wybaczyć nam naprawdę ciężkie słowa. Po tym czasie i napisaniu tej recenzji stwierdzam, że nie zawiodłam się tak bardzo<text:change-start text:change-id="ct63675616"/>,<text:change-end text:change-id="ct63675616"/> jak myślałam, bo film miał jednak swoje plusy. </text:p>
      <text:p text:style-name="P2"/>
      <text:p text:style-name="P4"/>
      <text:p text:style-name="P2"><text:span text:style-name="T3">Może ten obrazek: </text:span><text:a xlink:type="simple" xlink:href="http://fav.me/d9bg4rl" text:style-name="Internet_20_link" text:visited-style-name="Visited_20_Internet_20_Link"><text:span text:style-name="T4">http://fav.me/d9bg4rl</text:span></text:a></text:p>
      <text:p text:style-name="P2"><text:span text:style-name="T3">albo ten: </text:span><text:a xlink:type="simple" xlink:href="http://fav.me/dbhz1v8" text:style-name="Internet_20_link" text:visited-style-name="Visited_20_Internet_20_Link"><text:span text:style-name="T4">http://fav.me/dbhz1v8</text:span></text:a><text:span text:style-name="T3">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7" meta:word-count="1087" meta:character-count="7163" meta:non-whitespace-character-count="6073"/>
    <meta:generator>LibreOfficeDev/5.1.0.3$Linux_X86_64 LibreOffice_project/</meta:generator>
  </office:meta>
</office:document-meta>
</file>